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20000003D83FB45DCC21CE90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7354in" draw:z-index="0"><draw:image xlink:href="Pictures/1000020100000720000003D83FB45DCC21CE908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44:31.637118156</meta:creation-date>
    <dc:date>2019-02-12T11:44:40.286818582</dc:date>
    <meta:editing-duration>PT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